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11.2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513cm" fo:break-before="auto" style:use-optimal-row-height="false"/>
    </style:style>
    <style:style style:name="ro3" style:family="table-row">
      <style:table-row-properties style:row-height="2.434cm" fo:break-before="auto" style:use-optimal-row-height="false"/>
    </style:style>
    <style:style style:name="ro4" style:family="table-row">
      <style:table-row-properties style:row-height="2.27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1.743cm" fo:break-before="auto" style:use-optimal-row-height="false"/>
    </style:style>
    <style:style style:name="ro8" style:family="table-row">
      <style:table-row-properties style:row-height="2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Heading_20_1">
      <style:table-cell-properties fo:wrap-option="wrap"/>
      <style:paragraph-properties style:writing-mode="lr-tb"/>
    </style:style>
    <style:style style:name="ce2" style:family="table-cell" style:parent-style-name="Default" style:data-style-name="N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style:writing-mode="lr-tb"/>
      <style:text-properties style:font-name="Noto Naskh Arabic" fo:font-size="12pt" style:font-size-asian="12pt" style:font-name-complex="Noto Naskh Arabic" style:font-size-complex="12pt"/>
    </style:style>
    <style:style style:name="ce3" style:family="table-cell" style:parent-style-name="Default" style:data-style-name="N2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ff0000" style:font-name="Noto Naskh Arabic" fo:font-size="11pt" style:font-size-asian="11pt" style:font-name-complex="Noto Naskh Arabic" style:font-size-complex="11pt"/>
    </style:style>
    <style:style style:name="ce4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start" fo:margin-left="0cm" style:writing-mode="lr-tb"/>
      <style:text-properties fo:color="#ff0000" style:font-name="Noto Naskh Arabic" fo:font-size="11pt" style:font-size-asian="11pt" style:font-name-complex="Noto Naskh Arabic" style:font-size-complex="11pt"/>
    </style:style>
    <style:style style:name="ce5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ff0000" style:font-name="Noto Naskh Arabic" fo:font-size="11pt" style:font-size-asian="11pt" style:font-name-complex="Noto Naskh Arabic" style:font-size-complex="11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 style:writing-mode="lr-tb"/>
    </style:style>
    <style:style style:name="ce7" style:family="table-cell" style:parent-style-name="Default" style:data-style-name="N2">
      <style:table-cell-properties fo:border-bottom="0.74pt solid #000000" fo:wrap-option="wrap" fo:border-left="none" fo:border-right="none" fo:border-top="0.74pt solid #000000" style:vertical-align="middle"/>
      <style:paragraph-properties style:writing-mode="lr-tb"/>
      <style:text-properties style:font-name="Noto Naskh Arabic" fo:font-size="12pt" style:font-size-asian="12pt" style:font-name-complex="Noto Naskh Arabic" style:font-size-complex="12pt"/>
    </style:style>
    <style:style style:name="ce8" style:family="table-cell" style:parent-style-name="Default" style:data-style-name="N2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Noto Naskh Arabic" fo:font-size="14pt" style:font-size-asian="14pt" style:font-name-complex="Noto Naskh Arabic" style:font-size-complex="14pt"/>
    </style:style>
    <style:style style:name="ce9" style:family="table-cell" style:parent-style-name="Default" style:data-style-name="N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Noto Naskh Arabic" fo:font-size="11pt" style:font-size-asian="11pt" style:font-name-complex="Noto Naskh Arabic" style:font-size-complex="11pt"/>
    </style:style>
    <style:style style:name="ce10" style:family="table-cell" style:parent-style-name="Default">
      <style:table-cell-properties fo:wrap-option="wrap"/>
      <style:paragraph-properties style:writing-mode="lr-tb"/>
    </style:style>
    <style:style style:name="ce11" style:family="table-cell" style:parent-style-name="Default" style:data-style-name="N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Noto Naskh Arabic" fo:font-size="12pt" style:font-size-asian="12pt" style:font-name-complex="Noto Naskh Arabic" style:font-size-complex="12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355" style:vertical-align="middle"/>
      <style:paragraph-properties fo:text-align="center" fo:margin-left="0cm" style:writing-mode="lr-tb"/>
      <style:text-properties style:font-name="Noto Naskh Arabic"/>
    </style:style>
    <style:style style:name="ce13" style:family="table-cell" style:parent-style-name="Default">
      <style:table-cell-properties style:text-align-source="fix" style:repeat-content="false" fo:wrap-option="wrap" style:direction="ltr" style:rotation-angle="355" style:vertical-align="middle"/>
      <style:paragraph-properties fo:text-align="start" fo:margin-left="0cm" style:writing-mode="lr-tb"/>
      <style:text-properties style:font-name="Noto Naskh Arabic"/>
    </style:style>
    <style:style style:name="ce14" style:family="table-cell" style:parent-style-name="Default" style:data-style-name="N2">
      <style:table-cell-properties fo:border-bottom="0.74pt solid #000000" fo:background-color="#ccccc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 style:writing-mode="lr-tb"/>
      <style:text-properties style:font-name="Noto Naskh Arabic" fo:font-size="11pt" style:font-size-asian="11pt" style:font-name-complex="Noto Naskh Arabic" style:font-size-complex="11pt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top"/>
      <style:paragraph-properties fo:text-align="start" fo:margin-left="0.353cm" style:writing-mode="lr-tb"/>
      <style:text-properties fo:color="#41190d" style:font-name="Noto Naskh Arabic" fo:font-size="13pt" fo:font-style="normal" fo:font-weight="bold" style:font-size-asian="13pt" style:font-style-asian="normal" style:font-weight-asian="bold" style:font-name-complex="Noto Naskh Arabic" style:font-size-complex="13pt" style:font-style-complex="normal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.353cm" style:writing-mode="lr-tb"/>
      <style:text-properties fo:color="#41190d" style:font-name="Noto Naskh Arabic" fo:font-size="13pt" fo:font-style="normal" fo:font-weight="bold" style:font-size-asian="13pt" style:font-style-asian="normal" style:font-weight-asian="bold" style:font-name-complex="Noto Naskh Arabic" style:font-size-complex="13pt" style:font-style-complex="normal" style:font-weight-complex="bold"/>
    </style:style>
    <style:style style:name="ce17" style:family="table-cell" style:parent-style-name="Default" style:data-style-name="N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Noto Naskh Arabic" fo:font-size="13pt" style:font-size-asian="13pt" style:font-name-complex="Noto Naskh Arabic" style:font-size-complex="13pt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top"/>
      <style:paragraph-properties fo:text-align="start" fo:margin-left="0cm" style:writing-mode="lr-tb"/>
      <style:text-properties fo:color="#41190d" style:font-name="Noto Naskh Arabic" fo:font-size="13pt" fo:font-style="normal" fo:font-weight="bold" style:font-size-asian="13pt" style:font-style-asian="normal" style:font-weight-asian="bold" style:font-name-complex="Noto Naskh Arabic" style:font-size-complex="13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G10">
        <table:table-column table:style-name="co1" table:default-cell-style-name="Heading_20_1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8" table:number-columns-repeated="11" table:default-cell-style-name="Default"/>
        <table:table-column table:style-name="co8" table:number-columns-repeated="16366" table:default-cell-style-name="ce12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erson – الشخص</text:p>
          </table:table-cell>
          <table:covered-table-cell table:style-name="ce7"/>
          <table:table-cell table:style-name="ce11" office:value-type="string" calcext:value-type="string">
            <text:p>Nominative Case – الحالة الإسمية</text:p>
          </table:table-cell>
          <table:table-cell table:style-name="ce11" office:value-type="string" calcext:value-type="string">
            <text:p>Possessive Case – حالة الملكية</text:p>
          </table:table-cell>
          <table:table-cell table:style-name="ce11" office:value-type="string" calcext:value-type="string">
            <text:p>Object Case –</text:p>
            <text:p> حالة المفعولية</text:p>
          </table:table-cell>
          <table:table-cell table:style-name="ce14" office:value-type="string" calcext:value-type="string">
            <text:p>examples</text:p>
          </table:table-cell>
          <table:table-cell table:number-columns-repeated="16377"/>
        </table:table-row>
        <table:table-row table:style-name="ro3">
          <table:table-cell table:style-name="ce1"/>
          <table:table-cell table:style-name="ce3" office:value-type="string" calcext:value-type="string" table:number-columns-spanned="1" table:number-rows-spanned="2">
            <text:p>First – المتكلم</text:p>
          </table:table-cell>
          <table:table-cell table:style-name="ce8" office:value-type="string" calcext:value-type="string">
            <text:p>Singular – مفرد</text:p>
          </table:table-cell>
          <table:table-cell table:style-name="ce8" office:value-type="string" calcext:value-type="string">
            <text:p>I <text:s/>- میں</text:p>
          </table:table-cell>
          <table:table-cell table:style-name="ce8" office:value-type="string" calcext:value-type="string">
            <text:p>My – میرا</text:p>
          </table:table-cell>
          <table:table-cell table:style-name="ce8" office:value-type="string" calcext:value-type="string">
            <text:p>Me – مجھے</text:p>
          </table:table-cell>
          <table:table-cell table:style-name="ce15" office:value-type="string" calcext:value-type="string">
            <text:p>I am Qasim. - میں قاسم ہوں۔</text:p>
            <text:p>This is my car. - یہ میری کار ہے۔</text:p>
            <text:p>Ahmad gave me this car. - احمد نے مجھےیہ کار دی ہے۔</text:p>
          </table:table-cell>
          <table:table-cell table:number-columns-repeated="16377"/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Plural – جمع</text:p>
          </table:table-cell>
          <table:table-cell table:style-name="ce8" office:value-type="string" calcext:value-type="string">
            <text:p>We – ہم</text:p>
          </table:table-cell>
          <table:table-cell table:style-name="ce8" office:value-type="string" calcext:value-type="string">
            <text:p>Our – ہمارا</text:p>
          </table:table-cell>
          <table:table-cell table:style-name="ce8" office:value-type="string" calcext:value-type="string">
            <text:p>Us – ہمیں</text:p>
          </table:table-cell>
          <table:table-cell table:style-name="ce15" office:value-type="string" calcext:value-type="string">
            <text:p>We are students. - ہم طالب علم ہیں۔</text:p>
            <text:p>Ali is our teacher. - علی ہمارا ٹیچر ہے۔</text:p>
            <text:p>He teaches us. - وہ ہمیں پڑھاتا ہے۔</text:p>
          </table:table-cell>
          <table:table-cell table:number-columns-repeated="16377"/>
        </table:table-row>
        <table:table-row table:style-name="ro5">
          <table:table-cell/>
          <table:table-cell table:style-name="ce5" office:value-type="string" calcext:value-type="string" table:number-columns-spanned="1" table:number-rows-spanned="2">
            <text:p>Second – المخاطب</text:p>
          </table:table-cell>
          <table:table-cell table:style-name="ce9" office:value-type="string" calcext:value-type="string">
            <text:p>Singular – مفرد</text:p>
          </table:table-cell>
          <table:table-cell table:style-name="ce9" office:value-type="string" calcext:value-type="string">
            <text:p>You – تم</text:p>
          </table:table-cell>
          <table:table-cell table:style-name="ce9" office:value-type="string" calcext:value-type="string">
            <text:p>Your – تمہارا</text:p>
          </table:table-cell>
          <table:table-cell table:style-name="ce9" office:value-type="string" calcext:value-type="string">
            <text:p>You – تمہیں</text:p>
          </table:table-cell>
          <table:table-cell table:style-name="ce16" office:value-type="string" calcext:value-type="string" table:number-columns-spanned="1" table:number-rows-spanned="2">
            <text:p>Who are you? - تم کون ہو؟</text:p>
            <text:p>Is this your book? - کیا یہ تمہاری کتاب ہے؟</text:p>
            <text:p>Who is calling you? - تمہیں کون بلا رہا ہے؟</text:p>
          </table:table-cell>
          <table:table-cell table:number-columns-repeated="16377"/>
        </table:table-row>
        <table:table-row table:style-name="ro6">
          <table:table-cell/>
          <table:covered-table-cell table:style-name="ce4"/>
          <table:table-cell table:style-name="ce9" office:value-type="string" calcext:value-type="string">
            <text:p>Plural – جمع</text:p>
          </table:table-cell>
          <table:table-cell table:style-name="ce9" office:value-type="string" calcext:value-type="string">
            <text:p>You – تم</text:p>
          </table:table-cell>
          <table:table-cell table:style-name="ce9" office:value-type="string" calcext:value-type="string">
            <text:p>Your – تمہارا</text:p>
          </table:table-cell>
          <table:table-cell table:style-name="ce9" office:value-type="string" calcext:value-type="string">
            <text:p>You – تمہیں</text:p>
          </table:table-cell>
          <table:covered-table-cell table:style-name="ce17" office:value-type="string" calcext:value-type="string">
            <text:p>- </text:p>
            <text:p>-</text:p>
          </table:covered-table-cell>
          <table:table-cell table:number-columns-repeated="16377"/>
        </table:table-row>
        <table:table-row table:style-name="ro7">
          <table:table-cell/>
          <table:table-cell table:style-name="ce3" office:value-type="string" calcext:value-type="string" table:number-columns-spanned="1" table:number-rows-spanned="4">
            <text:p>Third – الغائب</text:p>
          </table:table-cell>
          <table:table-cell table:style-name="ce8" office:value-type="string" calcext:value-type="string">
            <text:p>Singular –</text:p>
            <text:p>  مفرد / مذكر</text:p>
          </table:table-cell>
          <table:table-cell table:style-name="ce8" office:value-type="string" calcext:value-type="string">
            <text:p>He – وہ</text:p>
          </table:table-cell>
          <table:table-cell table:style-name="ce8" office:value-type="string" calcext:value-type="string">
            <text:p>His – اس کا</text:p>
          </table:table-cell>
          <table:table-cell table:style-name="ce8" office:value-type="string" calcext:value-type="string">
            <text:p>Him – اسے</text:p>
          </table:table-cell>
          <table:table-cell table:style-name="ce16" office:value-type="string" calcext:value-type="string" table:number-columns-spanned="1" table:number-rows-spanned="2">
            <text:p>He is hardworking. وہ محنتی ہے۔</text:p>
            <text:p>His name is Zain. اسکا نام زین ہے۔</text:p>
            <text:p>I like Him. میں اسے پسند کرتا ہوں۔</text:p>
          </table:table-cell>
          <table:table-cell table:number-columns-repeated="16377"/>
        </table:table-row>
        <table:table-row table:style-name="ro7">
          <table:table-cell/>
          <table:covered-table-cell table:style-name="ce5"/>
          <table:table-cell table:style-name="ce8" office:value-type="string" calcext:value-type="string">
            <text:p>singular – مفرد / مؤنث</text:p>
          </table:table-cell>
          <table:table-cell table:style-name="ce8" office:value-type="string" calcext:value-type="string">
            <text:p>He – وہ</text:p>
          </table:table-cell>
          <table:table-cell table:style-name="ce8" office:value-type="string" calcext:value-type="string">
            <text:p>Her – اس کا</text:p>
          </table:table-cell>
          <table:table-cell table:style-name="ce8" office:value-type="string" calcext:value-type="string">
            <text:p>Her – اسے</text:p>
          </table:table-cell>
          <table:covered-table-cell table:style-name="ce17" office:value-type="string" calcext:value-type="string">
            <text:p>She is innocent.</text:p>
            <text:p>وہ ماسوم ہے۔</text:p>
            <text:p>Her name is Bisma.</text:p>
            <text:p>اسکا نام بسما ہے۔</text:p>
            <text:p>I meet her daily.</text:p>
            <text:p>میں اسے روزانہ ملتا ہوں۔</text:p>
          </table:covered-table-cell>
          <table:table-cell table:number-columns-repeated="16377"/>
        </table:table-row>
        <table:table-row table:style-name="ro3">
          <table:table-cell/>
          <table:covered-table-cell table:style-name="ce4"/>
          <table:table-cell table:style-name="ce8" office:value-type="string" calcext:value-type="string">
            <text:p>بے جان</text:p>
          </table:table-cell>
          <table:table-cell table:style-name="ce8" office:value-type="string" calcext:value-type="string">
            <text:p>It – وہ</text:p>
          </table:table-cell>
          <table:table-cell table:style-name="ce8" office:value-type="string" calcext:value-type="string">
            <text:p>Its - اُس کا</text:p>
          </table:table-cell>
          <table:table-cell table:style-name="ce8" office:value-type="string" calcext:value-type="string">
            <text:p>It – اُسے</text:p>
          </table:table-cell>
          <table:table-cell table:style-name="ce18" office:value-type="string" calcext:value-type="string">
            <text:p>It is my laptop. - وہ میرا لیپٹاپ ہے۔</text:p>
            <text:p>Its color is black. - اُسکا رنگ بلیک ہے۔</text:p>
            <text:p>It is liked very much. - اُسے بہت پسند کیا جاتا ہے۔</text:p>
          </table:table-cell>
          <table:table-cell table:number-columns-repeated="16377"/>
        </table:table-row>
        <table:table-row table:style-name="ro8">
          <table:table-cell/>
          <table:covered-table-cell table:style-name="ce4"/>
          <table:table-cell table:style-name="ce8" office:value-type="string" calcext:value-type="string">
            <text:p>Plural – جمع</text:p>
          </table:table-cell>
          <table:table-cell table:style-name="ce8" office:value-type="string" calcext:value-type="string">
            <text:p>They – وہ</text:p>
          </table:table-cell>
          <table:table-cell table:style-name="ce8" office:value-type="string" calcext:value-type="string">
            <text:p>Their - ان کا</text:p>
          </table:table-cell>
          <table:table-cell table:style-name="ce8" office:value-type="string" calcext:value-type="string">
            <text:p>Them – انہیں</text:p>
          </table:table-cell>
          <table:table-cell table:style-name="ce18" office:value-type="string" calcext:value-type="string">
            <text:p>They are Muslim. - وہ مسلمان ہیں۔</text:p>
            <text:p>Their house is in Lahore. - انکا گھر لاہور میں ہے۔</text:p>
            <text:p>I helped them. - میں نے انکی مدد کی۔</text:p>
          </table:table-cell>
          <table:table-cell table:number-columns-repeated="16377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2"/>
          <table:table-cell table:style-name="ce10"/>
          <table:table-cell table:style-name="Default"/>
          <table:table-cell table:number-columns-repeated="16377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13" table:number-columns-repeated="2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2:Sheet1.G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552cm" fo:margin-bottom="0.305cm" fo:margin-left="0.453cm" fo:margin-right="0.326cm" style:table-centering="horizontal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6:32:50.488290896</meta:creation-date>
    <dc:date>2023-11-03T17:28:58.092415670</dc:date>
    <meta:editing-duration>PT56M5S</meta:editing-duration>
    <meta:editing-cycles>7</meta:editing-cycles>
    <meta:generator>LibreOffice/7.4.7.2$Linux_X86_64 LibreOffice_project/40$Build-2</meta:generator>
    <meta:document-statistic meta:table-count="1" meta:cell-count="48" meta:object-count="0"/>
  </office:meta>
</office:document-meta>
</file>